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6.57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SP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JLC_PN</text:p>
          </table:table-cell>
          <table:table-cell office:value-type="string" calcext:value-type="string">
            <text:p>JLC_Price1</text:p>
          </table:table-cell>
          <table:table-cell office:value-type="string" calcext:value-type="string">
            <text:p>JLC_Price10</text:p>
          </table:table-cell>
          <table:table-cell office:value-type="string" calcext:value-type="string">
            <text:p>JLC_Price100</text:p>
          </table:table-cell>
          <table:table-cell office:value-type="string" calcext:value-type="string">
            <text:p>JLC_Price10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Chip</text:p>
          </table:table-cell>
          <table:table-cell office:value-type="string" calcext:value-type="string">
            <text:p>Device:Antenna_Chip</text:p>
          </table:table-cell>
          <table:table-cell office:value-type="string" calcext:value-type="string">
            <text:p>C239243</text:p>
          </table:table-cell>
          <table:table-cell office:value-type="float" office:value="1.0297" calcext:value-type="float">
            <text:p>1,0297</text:p>
          </table:table-cell>
          <table:table-cell office:value-type="float" office:value="0.8651" calcext:value-type="float">
            <text:p>0,8651</text:p>
          </table:table-cell>
          <table:table-cell office:value-type="float" office:value="0.5724" calcext:value-type="float">
            <text:p>0,5724</text:p>
          </table:table-cell>
          <table:table-cell office:value-type="float" office:value="0.6065" calcext:value-type="float">
            <text:p>0,6065</text:p>
          </table:table-cell>
          <table:table-cell table:formula="of:=[.B2]*[.G2]" office:value-type="float" office:value="1.0297" calcext:value-type="float">
            <text:p>1,0297</text:p>
          </table:table-cell>
          <table:table-cell table:formula="of:=[.B2]*[.H2]" office:value-type="float" office:value="0.8651" calcext:value-type="float">
            <text:p>0,8651</text:p>
          </table:table-cell>
          <table:table-cell table:formula="of:=[.B2]*[.I2]" office:value-type="float" office:value="0.5724" calcext:value-type="float">
            <text:p>0,5724</text:p>
          </table:table-cell>
          <table:table-cell table:formula="of:=[.B2]*[.J2]" office:value-type="float" office:value="0.6065" calcext:value-type="float">
            <text:p>0,60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Device:Battery_Cell</text:p>
          </table:table-cell>
          <table:table-cell office:value-type="string" calcext:value-type="string">
            <text:p>C2979182</text:p>
          </table:table-cell>
          <table:table-cell table:number-columns-repeated="2" office:value-type="float" office:value="0.591" calcext:value-type="float">
            <text:p>0,591</text:p>
          </table:table-cell>
          <table:table-cell office:value-type="float" office:value="0.4208" calcext:value-type="float">
            <text:p>0,4208</text:p>
          </table:table-cell>
          <table:table-cell office:value-type="float" office:value="0.3288" calcext:value-type="float">
            <text:p>0,3288</text:p>
          </table:table-cell>
          <table:table-cell table:formula="of:=[.B3]*[.G3]" office:value-type="float" office:value="0.591" calcext:value-type="float">
            <text:p>0,591</text:p>
          </table:table-cell>
          <table:table-cell table:formula="of:=[.B3]*[.H3]" office:value-type="float" office:value="0.591" calcext:value-type="float">
            <text:p>0,591</text:p>
          </table:table-cell>
          <table:table-cell table:formula="of:=[.B3]*[.I3]" office:value-type="float" office:value="0.4208" calcext:value-type="float">
            <text:p>0,4208</text:p>
          </table:table-cell>
          <table:table-cell table:formula="of:=[.B3]*[.J3]" office:value-type="float" office:value="0.3288" calcext:value-type="float">
            <text:p>0,3288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1, C4, 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19702</text:p>
          </table:table-cell>
          <table:table-cell office:value-type="float" office:value="0.062" calcext:value-type="float">
            <text:p>0,062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29" calcext:value-type="float">
            <text:p>0,0029</text:p>
          </table:table-cell>
          <table:table-cell table:formula="of:=[.B4]*[.G4]" office:value-type="float" office:value="0.186" calcext:value-type="float">
            <text:p>0,186</text:p>
          </table:table-cell>
          <table:table-cell table:formula="of:=[.B4]*[.H4]" office:value-type="float" office:value="0.0186" calcext:value-type="float">
            <text:p>0,0186</text:p>
          </table:table-cell>
          <table:table-cell table:formula="of:=[.B4]*[.I4]" office:value-type="float" office:value="0.0093" calcext:value-type="float">
            <text:p>0,0093</text:p>
          </table:table-cell>
          <table:table-cell table:formula="of:=[.B4]*[.J4]" office:value-type="float" office:value="0.0087" calcext:value-type="float">
            <text:p>0,008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, C6, C8, C9, C10, C12, C15, 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14663</text:p>
          </table:table-cell>
          <table:table-cell office:value-type="float" office:value="0.042" calcext:value-type="float">
            <text:p>0,042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14" calcext:value-type="float">
            <text:p>0,0014</text:p>
          </table:table-cell>
          <table:table-cell table:formula="of:=[.B5]*[.G5]" office:value-type="float" office:value="0.336" calcext:value-type="float">
            <text:p>0,336</text:p>
          </table:table-cell>
          <table:table-cell table:formula="of:=[.B5]*[.H5]" office:value-type="float" office:value="0.0336" calcext:value-type="float">
            <text:p>0,0336</text:p>
          </table:table-cell>
          <table:table-cell table:formula="of:=[.B5]*[.I5]" office:value-type="float" office:value="0.0168" calcext:value-type="float">
            <text:p>0,0168</text:p>
          </table:table-cell>
          <table:table-cell table:formula="of:=[.B5]*[.J5]" office:value-type="float" office:value="0.0112" calcext:value-type="float">
            <text:p>0,01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1603</text:p>
          </table:table-cell>
          <table:table-cell office:value-type="float" office:value="0.11" calcext:value-type="float">
            <text:p>0,1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42" calcext:value-type="float">
            <text:p>0,0042</text:p>
          </table:table-cell>
          <table:table-cell table:formula="of:=[.B6]*[.G6]" office:value-type="float" office:value="0.11" calcext:value-type="float">
            <text:p>0,11</text:p>
          </table:table-cell>
          <table:table-cell table:formula="of:=[.B6]*[.H6]" office:value-type="float" office:value="0.011" calcext:value-type="float">
            <text:p>0,011</text:p>
          </table:table-cell>
          <table:table-cell table:formula="of:=[.B6]*[.I6]" office:value-type="float" office:value="0.0055" calcext:value-type="float">
            <text:p>0,0055</text:p>
          </table:table-cell>
          <table:table-cell table:formula="of:=[.B6]*[.J6]" office:value-type="float" office:value="0.0042" calcext:value-type="float">
            <text:p>0,00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15849</text:p>
          </table:table-cell>
          <table:table-cell office:value-type="float" office:value="0.056" calcext:value-type="float">
            <text:p>0,056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27" calcext:value-type="float">
            <text:p>0,0027</text:p>
          </table:table-cell>
          <table:table-cell table:formula="of:=[.B7]*[.G7]" office:value-type="float" office:value="0.112" calcext:value-type="float">
            <text:p>0,112</text:p>
          </table:table-cell>
          <table:table-cell table:formula="of:=[.B7]*[.H7]" office:value-type="float" office:value="0.0112" calcext:value-type="float">
            <text:p>0,0112</text:p>
          </table:table-cell>
          <table:table-cell table:formula="of:=[.B7]*[.I7]" office:value-type="float" office:value="0.0056" calcext:value-type="float">
            <text:p>0,0056</text:p>
          </table:table-cell>
          <table:table-cell table:formula="of:=[.B7]*[.J7]" office:value-type="float" office:value="0.0054" calcext:value-type="float">
            <text:p>0,005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4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Device:C_Small</text:p>
          </table:table-cell>
          <table:table-cell table:number-columns-repeated="5"/>
          <table:table-cell table:formula="of:=[.B8]*[.G8]" office:value-type="float" office:value="0" calcext:value-type="float">
            <text:p>0</text:p>
          </table:table-cell>
          <table:table-cell table:formula="of:=[.B8]*[.H8]" office:value-type="float" office:value="0" calcext:value-type="float">
            <text:p>0</text:p>
          </table:table-cell>
          <table:table-cell table:formula="of:=[.B8]*[.I8]" office:value-type="float" office:value="0" calcext:value-type="float">
            <text:p>0</text:p>
          </table:table-cell>
          <table:table-cell table:formula="of:=[.B8]*[.J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16, C17, C20, C21, C23, C24, C27, C2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table:number-columns-repeated="5"/>
          <table:table-cell table:formula="of:=[.B9]*[.G9]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formula="of:=[.B9]*[.I9]" office:value-type="float" office:value="0" calcext:value-type="float">
            <text:p>0</text:p>
          </table:table-cell>
          <table:table-cell table:formula="of:=[.B9]*[.J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8, C19, C25, C2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_Small</text:p>
          </table:table-cell>
          <table:table-cell table:number-columns-repeated="5"/>
          <table:table-cell table:formula="of:=[.B10]*[.G10]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formula="of:=[.B10]*[.I10]" office:value-type="float" office:value="0" calcext:value-type="float">
            <text:p>0</text:p>
          </table:table-cell>
          <table:table-cell table:formula="of:=[.B10]*[.J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Device:D_Schottky_Small</text:p>
          </table:table-cell>
          <table:table-cell table:number-columns-repeated="5"/>
          <table:table-cell table:formula="of:=[.B11]*[.G11]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formula="of:=[.B11]*[.I11]" office:value-type="float" office:value="0" calcext:value-type="float">
            <text:p>0</text:p>
          </table:table-cell>
          <table:table-cell table:formula="of:=[.B11]*[.J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H_G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C2297</text:p>
          </table:table-cell>
          <table:table-cell office:value-type="float" office:value="0.274" calcext:value-type="float">
            <text:p>0,274</text:p>
          </table:table-cell>
          <table:table-cell office:value-type="float" office:value="0.0274" calcext:value-type="float">
            <text:p>0,0274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096" calcext:value-type="float">
            <text:p>0,0096</text:p>
          </table:table-cell>
          <table:table-cell table:formula="of:=[.B12]*[.G12]" office:value-type="float" office:value="0.274" calcext:value-type="float">
            <text:p>0,274</text:p>
          </table:table-cell>
          <table:table-cell table:formula="of:=[.B12]*[.H12]" office:value-type="float" office:value="0.0274" calcext:value-type="float">
            <text:p>0,0274</text:p>
          </table:table-cell>
          <table:table-cell table:formula="of:=[.B12]*[.I12]" office:value-type="float" office:value="0.0137" calcext:value-type="float">
            <text:p>0,0137</text:p>
          </table:table-cell>
          <table:table-cell table:formula="of:=[.B12]*[.J12]" office:value-type="float" office:value="0.0096" calcext:value-type="float">
            <text:p>0,009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H_R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C2286</text:p>
          </table:table-cell>
          <table:table-cell office:value-type="float" office:value="0.106" calcext:value-type="float">
            <text:p>0,106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36" calcext:value-type="float">
            <text:p>0,0036</text:p>
          </table:table-cell>
          <table:table-cell table:formula="of:=[.B13]*[.G13]" office:value-type="float" office:value="0.106" calcext:value-type="float">
            <text:p>0,106</text:p>
          </table:table-cell>
          <table:table-cell table:formula="of:=[.B13]*[.H13]" office:value-type="float" office:value="0.0106" calcext:value-type="float">
            <text:p>0,0106</text:p>
          </table:table-cell>
          <table:table-cell table:formula="of:=[.B13]*[.I13]" office:value-type="float" office:value="0.0053" calcext:value-type="float">
            <text:p>0,0053</text:p>
          </table:table-cell>
          <table:table-cell table:formula="of:=[.B13]*[.J13]" office:value-type="float" office:value="0.0036" calcext:value-type="float">
            <text:p>0,00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 D5</text:p>
          </table:table-cell>
          <table:table-cell office:value-type="string" calcext:value-type="string">
            <text:p>D_Small</text:p>
          </table:table-cell>
          <table:table-cell office:value-type="string" calcext:value-type="string">
            <text:p>Device:D_Small</text:p>
          </table:table-cell>
          <table:table-cell table:number-columns-repeated="5"/>
          <table:table-cell table:formula="of:=[.B14]*[.G14]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formula="of:=[.B14]*[.I14]" office:value-type="float" office:value="0" calcext:value-type="float">
            <text:p>0</text:p>
          </table:table-cell>
          <table:table-cell table:formula="of:=[.B14]*[.J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165948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309" calcext:value-type="float">
            <text:p>0,1309</text:p>
          </table:table-cell>
          <table:table-cell office:value-type="float" office:value="0.0972" calcext:value-type="float">
            <text:p>0,0972</text:p>
          </table:table-cell>
          <table:table-cell office:value-type="float" office:value="0.0902" calcext:value-type="float">
            <text:p>0,0902</text:p>
          </table:table-cell>
          <table:table-cell table:formula="of:=[.B15]*[.G15]" office:value-type="float" office:value="0.1675" calcext:value-type="float">
            <text:p>0,1675</text:p>
          </table:table-cell>
          <table:table-cell table:formula="of:=[.B15]*[.H15]" office:value-type="float" office:value="0.1309" calcext:value-type="float">
            <text:p>0,1309</text:p>
          </table:table-cell>
          <table:table-cell table:formula="of:=[.B15]*[.I15]" office:value-type="float" office:value="0.0972" calcext:value-type="float">
            <text:p>0,0972</text:p>
          </table:table-cell>
          <table:table-cell table:formula="of:=[.B15]*[.J15]" office:value-type="float" office:value="0.0902" calcext:value-type="float">
            <text:p>0,09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225256</text:p>
          </table:table-cell>
          <table:table-cell office:value-type="float" office:value="0.1105" calcext:value-type="float">
            <text:p>0,1105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179" calcext:value-type="float">
            <text:p>0,0179</text:p>
          </table:table-cell>
          <table:table-cell office:value-type="float" office:value="0.0142" calcext:value-type="float">
            <text:p>0,0142</text:p>
          </table:table-cell>
          <table:table-cell table:formula="of:=[.B16]*[.G16]" office:value-type="float" office:value="0.1105" calcext:value-type="float">
            <text:p>0,1105</text:p>
          </table:table-cell>
          <table:table-cell table:formula="of:=[.B16]*[.H16]" office:value-type="float" office:value="0.0442" calcext:value-type="float">
            <text:p>0,0442</text:p>
          </table:table-cell>
          <table:table-cell table:formula="of:=[.B16]*[.I16]" office:value-type="float" office:value="0.0179" calcext:value-type="float">
            <text:p>0,0179</text:p>
          </table:table-cell>
          <table:table-cell table:formula="of:=[.B16]*[.J16]" office:value-type="float" office:value="0.0142" calcext:value-type="float">
            <text:p>0,01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C57269</text:p>
          </table:table-cell>
          <table:table-cell office:value-type="float" office:value="0.2555" calcext:value-type="float">
            <text:p>0,2555</text:p>
          </table:table-cell>
          <table:table-cell office:value-type="float" office:value="0.0511" calcext:value-type="float">
            <text:p>0,0511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284" calcext:value-type="float">
            <text:p>0,0284</text:p>
          </table:table-cell>
          <table:table-cell table:formula="of:=[.B17]*[.G17]" office:value-type="float" office:value="0.511" calcext:value-type="float">
            <text:p>0,511</text:p>
          </table:table-cell>
          <table:table-cell table:formula="of:=[.B17]*[.H17]" office:value-type="float" office:value="0.1022" calcext:value-type="float">
            <text:p>0,1022</text:p>
          </table:table-cell>
          <table:table-cell table:formula="of:=[.B17]*[.I17]" office:value-type="float" office:value="0.0828" calcext:value-type="float">
            <text:p>0,0828</text:p>
          </table:table-cell>
          <table:table-cell table:formula="of:=[.B17]*[.J17]" office:value-type="float" office:value="0.0568" calcext:value-type="float">
            <text:p>0,056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1, LS3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Device:Speaker</text:p>
          </table:table-cell>
          <table:table-cell office:value-type="string" calcext:value-type="string">
            <text:p>C242190</text:p>
          </table:table-cell>
          <table:table-cell office:value-type="float" office:value="1.6534" calcext:value-type="float">
            <text:p>1,6534</text:p>
          </table:table-cell>
          <table:table-cell office:value-type="float" office:value="1.4371" calcext:value-type="float">
            <text:p>1,4371</text:p>
          </table:table-cell>
          <table:table-cell office:value-type="float" office:value="1.1629" calcext:value-type="float">
            <text:p>1,1629</text:p>
          </table:table-cell>
          <table:table-cell office:value-type="float" office:value="1.072" calcext:value-type="float">
            <text:p>1,072</text:p>
          </table:table-cell>
          <table:table-cell table:formula="of:=[.B18]*[.G18]" office:value-type="float" office:value="3.3068" calcext:value-type="float">
            <text:p>3,3068</text:p>
          </table:table-cell>
          <table:table-cell table:formula="of:=[.B18]*[.H18]" office:value-type="float" office:value="2.8742" calcext:value-type="float">
            <text:p>2,8742</text:p>
          </table:table-cell>
          <table:table-cell table:formula="of:=[.B18]*[.I18]" office:value-type="float" office:value="2.3258" calcext:value-type="float">
            <text:p>2,3258</text:p>
          </table:table-cell>
          <table:table-cell table:formula="of:=[.B18]*[.J18]" office:value-type="float" office:value="2.144" calcext:value-type="float">
            <text:p>2,1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2, LS4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Device:Speaker</text:p>
          </table:table-cell>
          <table:table-cell office:value-type="string" calcext:value-type="string">
            <text:p>C242190</text:p>
          </table:table-cell>
          <table:table-cell office:value-type="float" office:value="1.6534" calcext:value-type="float">
            <text:p>1,6534</text:p>
          </table:table-cell>
          <table:table-cell office:value-type="float" office:value="1.4371" calcext:value-type="float">
            <text:p>1,4371</text:p>
          </table:table-cell>
          <table:table-cell office:value-type="float" office:value="1.1629" calcext:value-type="float">
            <text:p>1,1629</text:p>
          </table:table-cell>
          <table:table-cell office:value-type="float" office:value="1.072" calcext:value-type="float">
            <text:p>1,072</text:p>
          </table:table-cell>
          <table:table-cell table:formula="of:=[.B19]*[.G19]" office:value-type="float" office:value="3.3068" calcext:value-type="float">
            <text:p>3,3068</text:p>
          </table:table-cell>
          <table:table-cell table:formula="of:=[.B19]*[.H19]" office:value-type="float" office:value="2.8742" calcext:value-type="float">
            <text:p>2,8742</text:p>
          </table:table-cell>
          <table:table-cell table:formula="of:=[.B19]*[.I19]" office:value-type="float" office:value="2.3258" calcext:value-type="float">
            <text:p>2,3258</text:p>
          </table:table-cell>
          <table:table-cell table:formula="of:=[.B19]*[.J19]" office:value-type="float" office:value="2.144" calcext:value-type="float">
            <text:p>2,1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P2302B</text:p>
          </table:table-cell>
          <table:table-cell office:value-type="string" calcext:value-type="string">
            <text:p>Device:Q_NMOS_DGS</text:p>
          </table:table-cell>
          <table:table-cell office:value-type="string" calcext:value-type="string">
            <text:p>C406812</text:p>
          </table:table-cell>
          <table:table-cell office:value-type="float" office:value="0.176" calcext:value-type="float">
            <text:p>0,176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07" calcext:value-type="float">
            <text:p>0,0107</text:p>
          </table:table-cell>
          <table:table-cell table:formula="of:=[.B20]*[.G20]" office:value-type="float" office:value="0.176" calcext:value-type="float">
            <text:p>0,176</text:p>
          </table:table-cell>
          <table:table-cell table:formula="of:=[.B20]*[.H20]" office:value-type="float" office:value="0.0176" calcext:value-type="float">
            <text:p>0,0176</text:p>
          </table:table-cell>
          <table:table-cell table:formula="of:=[.B20]*[.I20]" office:value-type="float" office:value="0.0137" calcext:value-type="float">
            <text:p>0,0137</text:p>
          </table:table-cell>
          <table:table-cell table:formula="of:=[.B20]*[.J20]" office:value-type="float" office:value="0.0107" calcext:value-type="float">
            <text:p>0,01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AP2302B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C406812</text:p>
          </table:table-cell>
          <table:table-cell office:value-type="float" office:value="0.176" calcext:value-type="float">
            <text:p>0,176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07" calcext:value-type="float">
            <text:p>0,0107</text:p>
          </table:table-cell>
          <table:table-cell table:formula="of:=[.B21]*[.G21]" office:value-type="float" office:value="0.352" calcext:value-type="float">
            <text:p>0,352</text:p>
          </table:table-cell>
          <table:table-cell table:formula="of:=[.B21]*[.H21]" office:value-type="float" office:value="0.0352" calcext:value-type="float">
            <text:p>0,0352</text:p>
          </table:table-cell>
          <table:table-cell table:formula="of:=[.B21]*[.I21]" office:value-type="float" office:value="0.0274" calcext:value-type="float">
            <text:p>0,0274</text:p>
          </table:table-cell>
          <table:table-cell table:formula="of:=[.B21]*[.J21]" office:value-type="float" office:value="0.0214" calcext:value-type="float">
            <text:p>0,02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S8050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C2146</text:p>
          </table:table-cell>
          <table:table-cell office:value-type="float" office:value="0.216" calcext:value-type="float">
            <text:p>0,216</text:p>
          </table:table-cell>
          <table:table-cell office:value-type="float" office:value="0.0216" calcext:value-type="float">
            <text:p>0,0216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098" calcext:value-type="float">
            <text:p>0,0098</text:p>
          </table:table-cell>
          <table:table-cell table:formula="of:=[.B22]*[.G22]" office:value-type="float" office:value="0.432" calcext:value-type="float">
            <text:p>0,432</text:p>
          </table:table-cell>
          <table:table-cell table:formula="of:=[.B22]*[.H22]" office:value-type="float" office:value="0.0432" calcext:value-type="float">
            <text:p>0,0432</text:p>
          </table:table-cell>
          <table:table-cell table:formula="of:=[.B22]*[.I22]" office:value-type="float" office:value="0.0288" calcext:value-type="float">
            <text:p>0,0288</text:p>
          </table:table-cell>
          <table:table-cell table:formula="of:=[.B22]*[.J22]" office:value-type="float" office:value="0.0196" calcext:value-type="float">
            <text:p>0,019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3]*[.G23]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formula="of:=[.B23]*[.I23]" office:value-type="float" office:value="0" calcext:value-type="float">
            <text:p>0</text:p>
          </table:table-cell>
          <table:table-cell table:formula="of:=[.B23]*[.J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4]*[.G24]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formula="of:=[.B24]*[.I24]" office:value-type="float" office:value="0" calcext:value-type="float">
            <text:p>0</text:p>
          </table:table-cell>
          <table:table-cell table:formula="of:=[.B24]*[.J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6.9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5]*[.G25]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formula="of:=[.B25]*[.I25]" office:value-type="float" office:value="0" calcext:value-type="float">
            <text:p>0</text:p>
          </table:table-cell>
          <table:table-cell table:formula="of:=[.B25]*[.J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, R7, R15, R16, R17, R21, 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6]*[.G26]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formula="of:=[.B26]*[.I26]" office:value-type="float" office:value="0" calcext:value-type="float">
            <text:p>0</text:p>
          </table:table-cell>
          <table:table-cell table:formula="of:=[.B26]*[.J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7]*[.G27]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formula="of:=[.B27]*[.I27]" office:value-type="float" office:value="0" calcext:value-type="float">
            <text:p>0</text:p>
          </table:table-cell>
          <table:table-cell table:formula="of:=[.B27]*[.J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.66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8]*[.G28]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formula="of:=[.B28]*[.I28]" office:value-type="float" office:value="0" calcext:value-type="float">
            <text:p>0</text:p>
          </table:table-cell>
          <table:table-cell table:formula="of:=[.B28]*[.J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 R24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29]*[.G29]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formula="of:=[.B29]*[.I29]" office:value-type="float" office:value="0" calcext:value-type="float">
            <text:p>0</text:p>
          </table:table-cell>
          <table:table-cell table:formula="of:=[.B29]*[.J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0, R18, R19, R20, R29, R32, R33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0]*[.G30]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formula="of:=[.B30]*[.I30]" office:value-type="float" office:value="0" calcext:value-type="float">
            <text:p>0</text:p>
          </table:table-cell>
          <table:table-cell table:formula="of:=[.B30]*[.J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 R12, R13, R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1]*[.G31]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formula="of:=[.B31]*[.I31]" office:value-type="float" office:value="0" calcext:value-type="float">
            <text:p>0</text:p>
          </table:table-cell>
          <table:table-cell table:formula="of:=[.B31]*[.J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35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2]*[.G32]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formula="of:=[.B32]*[.I32]" office:value-type="float" office:value="0" calcext:value-type="float">
            <text:p>0</text:p>
          </table:table-cell>
          <table:table-cell table:formula="of:=[.B32]*[.J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3, R36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3]*[.G33]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formula="of:=[.B33]*[.I33]" office:value-type="float" office:value="0" calcext:value-type="float">
            <text:p>0</text:p>
          </table:table-cell>
          <table:table-cell table:formula="of:=[.B33]*[.J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5, R27, R30, R38, R40, R43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4]*[.G34]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formula="of:=[.B34]*[.I34]" office:value-type="float" office:value="0" calcext:value-type="float">
            <text:p>0</text:p>
          </table:table-cell>
          <table:table-cell table:formula="of:=[.B34]*[.J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9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5]*[.G35]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formula="of:=[.B35]*[.I35]" office:value-type="float" office:value="0" calcext:value-type="float">
            <text:p>0</text:p>
          </table:table-cell>
          <table:table-cell table:formula="of:=[.B35]*[.J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8, R4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6]*[.G36]" office:value-type="float" office:value="0" calcext:value-type="float">
            <text:p>0</text:p>
          </table:table-cell>
          <table:table-cell table:formula="of:=[.B36]*[.H36]" office:value-type="float" office:value="0" calcext:value-type="float">
            <text:p>0</text:p>
          </table:table-cell>
          <table:table-cell table:formula="of:=[.B36]*[.I36]" office:value-type="float" office:value="0" calcext:value-type="float">
            <text:p>0</text:p>
          </table:table-cell>
          <table:table-cell table:formula="of:=[.B36]*[.J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44</text:p>
          </table:table-cell>
          <table:table-cell office:value-type="string" calcext:value-type="string">
            <text:p>3.3M</text:p>
          </table:table-cell>
          <table:table-cell office:value-type="string" calcext:value-type="string">
            <text:p>Device:R_Small</text:p>
          </table:table-cell>
          <table:table-cell table:number-columns-repeated="5"/>
          <table:table-cell table:formula="of:=[.B37]*[.G37]" office:value-type="float" office:value="0" calcext:value-type="float">
            <text:p>0</text:p>
          </table:table-cell>
          <table:table-cell table:formula="of:=[.B37]*[.H37]" office:value-type="float" office:value="0" calcext:value-type="float">
            <text:p>0</text:p>
          </table:table-cell>
          <table:table-cell table:formula="of:=[.B37]*[.I37]" office:value-type="float" office:value="0" calcext:value-type="float">
            <text:p>0</text:p>
          </table:table-cell>
          <table:table-cell table:formula="of:=[.B37]*[.J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P1613</text:p>
          </table:table-cell>
          <table:table-cell office:value-type="string" calcext:value-type="string">
            <text:p>OBSPro:ADP1613</text:p>
          </table:table-cell>
          <table:table-cell office:value-type="string" calcext:value-type="string">
            <text:p>C132279</text:p>
          </table:table-cell>
          <table:table-cell office:value-type="float" office:value="0.9294" calcext:value-type="float">
            <text:p>0,9294</text:p>
          </table:table-cell>
          <table:table-cell office:value-type="float" office:value="0.7852" calcext:value-type="float">
            <text:p>0,7852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5752" calcext:value-type="float">
            <text:p>0,5752</text:p>
          </table:table-cell>
          <table:table-cell table:formula="of:=[.B38]*[.G38]" office:value-type="float" office:value="0.9294" calcext:value-type="float">
            <text:p>0,9294</text:p>
          </table:table-cell>
          <table:table-cell table:formula="of:=[.B38]*[.H38]" office:value-type="float" office:value="0.7852" calcext:value-type="float">
            <text:p>0,7852</text:p>
          </table:table-cell>
          <table:table-cell table:formula="of:=[.B38]*[.I38]" office:value-type="float" office:value="0.6144" calcext:value-type="float">
            <text:p>0,6144</text:p>
          </table:table-cell>
          <table:table-cell table:formula="of:=[.B38]*[.J38]" office:value-type="float" office:value="0.5752" calcext:value-type="float">
            <text:p>0,575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P4054</text:p>
          </table:table-cell>
          <table:table-cell office:value-type="string" calcext:value-type="string">
            <text:p>OBSPro:TP4054</text:p>
          </table:table-cell>
          <table:table-cell office:value-type="string" calcext:value-type="string">
            <text:p>C668215</text:p>
          </table:table-cell>
          <table:table-cell office:value-type="float" office:value="0.2825" calcext:value-type="float">
            <text:p>0,2825</text:p>
          </table:table-cell>
          <table:table-cell office:value-type="float" office:value="0.113" calcext:value-type="float">
            <text:p>0,113</text:p>
          </table:table-cell>
          <table:table-cell office:value-type="float" office:value="0.0455" calcext:value-type="float">
            <text:p>0,0455</text:p>
          </table:table-cell>
          <table:table-cell office:value-type="float" office:value="0.0358" calcext:value-type="float">
            <text:p>0,0358</text:p>
          </table:table-cell>
          <table:table-cell table:formula="of:=[.B39]*[.G39]" office:value-type="float" office:value="0.2825" calcext:value-type="float">
            <text:p>0,2825</text:p>
          </table:table-cell>
          <table:table-cell table:formula="of:=[.B39]*[.H39]" office:value-type="float" office:value="0.113" calcext:value-type="float">
            <text:p>0,113</text:p>
          </table:table-cell>
          <table:table-cell table:formula="of:=[.B39]*[.I39]" office:value-type="float" office:value="0.0455" calcext:value-type="float">
            <text:p>0,0455</text:p>
          </table:table-cell>
          <table:table-cell table:formula="of:=[.B39]*[.J39]" office:value-type="float" office:value="0.0358" calcext:value-type="float">
            <text:p>0,035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W01A-G</text:p>
          </table:table-cell>
          <table:table-cell office:value-type="string" calcext:value-type="string">
            <text:p>OBSPro:DW01x</text:p>
          </table:table-cell>
          <table:table-cell office:value-type="string" calcext:value-type="string">
            <text:p>DW01A-G</text:p>
          </table:table-cell>
          <table:table-cell office:value-type="float" office:value="0.6005" calcext:value-type="float">
            <text:p>0,6005</text:p>
          </table:table-cell>
          <table:table-cell office:value-type="float" office:value="0.1201" calcext:value-type="float">
            <text:p>0,1201</text:p>
          </table:table-cell>
          <table:table-cell office:value-type="float" office:value="0.0982" calcext:value-type="float">
            <text:p>0,0982</text:p>
          </table:table-cell>
          <table:table-cell office:value-type="float" office:value="0.079" calcext:value-type="float">
            <text:p>0,079</text:p>
          </table:table-cell>
          <table:table-cell table:formula="of:=[.B40]*[.G40]" office:value-type="float" office:value="0.6005" calcext:value-type="float">
            <text:p>0,6005</text:p>
          </table:table-cell>
          <table:table-cell table:formula="of:=[.B40]*[.H40]" office:value-type="float" office:value="0.1201" calcext:value-type="float">
            <text:p>0,1201</text:p>
          </table:table-cell>
          <table:table-cell table:formula="of:=[.B40]*[.I40]" office:value-type="float" office:value="0.0982" calcext:value-type="float">
            <text:p>0,0982</text:p>
          </table:table-cell>
          <table:table-cell table:formula="of:=[.B40]*[.J40]" office:value-type="float" office:value="0.079" calcext:value-type="float">
            <text:p>0,0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Interface_USB:CP2102N-Axx-xQFN28</text:p>
          </table:table-cell>
          <table:table-cell office:value-type="string" calcext:value-type="string">
            <text:p>C6568</text:p>
          </table:table-cell>
          <table:table-cell office:value-type="float" office:value="2.1016" calcext:value-type="float">
            <text:p>2,1016</text:p>
          </table:table-cell>
          <table:table-cell office:value-type="float" office:value="1.8524" calcext:value-type="float">
            <text:p>1,8524</text:p>
          </table:table-cell>
          <table:table-cell office:value-type="float" office:value="1.5155" calcext:value-type="float">
            <text:p>1,5155</text:p>
          </table:table-cell>
          <table:table-cell office:value-type="float" office:value="1.4105" calcext:value-type="float">
            <text:p>1,4105</text:p>
          </table:table-cell>
          <table:table-cell table:formula="of:=[.B41]*[.G41]" office:value-type="float" office:value="2.1016" calcext:value-type="float">
            <text:p>2,1016</text:p>
          </table:table-cell>
          <table:table-cell table:formula="of:=[.B41]*[.H41]" office:value-type="float" office:value="1.8524" calcext:value-type="float">
            <text:p>1,8524</text:p>
          </table:table-cell>
          <table:table-cell table:formula="of:=[.B41]*[.I41]" office:value-type="float" office:value="1.5155" calcext:value-type="float">
            <text:p>1,5155</text:p>
          </table:table-cell>
          <table:table-cell table:formula="of:=[.B41]*[.J41]" office:value-type="float" office:value="1.4105" calcext:value-type="float">
            <text:p>1,410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C82899</text:p>
          </table:table-cell>
          <table:table-cell table:number-columns-repeated="2" office:value-type="float" office:value="2.448" calcext:value-type="float">
            <text:p>2,448</text:p>
          </table:table-cell>
          <table:table-cell table:number-columns-repeated="2" office:value-type="float" office:value="2.3571" calcext:value-type="float">
            <text:p>2,3571</text:p>
          </table:table-cell>
          <table:table-cell table:formula="of:=[.B42]*[.G42]" office:value-type="float" office:value="2.448" calcext:value-type="float">
            <text:p>2,448</text:p>
          </table:table-cell>
          <table:table-cell table:formula="of:=[.B42]*[.H42]" office:value-type="float" office:value="2.448" calcext:value-type="float">
            <text:p>2,448</text:p>
          </table:table-cell>
          <table:table-cell table:formula="of:=[.B42]*[.I42]" office:value-type="float" office:value="2.3571" calcext:value-type="float">
            <text:p>2,3571</text:p>
          </table:table-cell>
          <table:table-cell table:formula="of:=[.B42]*[.J42]" office:value-type="float" office:value="2.3571" calcext:value-type="float">
            <text:p>2,357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TM8S003F3P</text:p>
          </table:table-cell>
          <table:table-cell office:value-type="string" calcext:value-type="string">
            <text:p>MCU_ST_STM8:STM8S003F3P</text:p>
          </table:table-cell>
          <table:table-cell office:value-type="string" calcext:value-type="string">
            <text:p>C18615</text:p>
          </table:table-cell>
          <table:table-cell office:value-type="float" office:value="0.7209" calcext:value-type="float">
            <text:p>0,7209</text:p>
          </table:table-cell>
          <table:table-cell table:number-columns-repeated="3" office:value-type="float" office:value="0.7084" calcext:value-type="float">
            <text:p>0,7084</text:p>
          </table:table-cell>
          <table:table-cell table:formula="of:=[.B43]*[.G43]" office:value-type="float" office:value="0.7209" calcext:value-type="float">
            <text:p>0,7209</text:p>
          </table:table-cell>
          <table:table-cell table:formula="of:=[.B43]*[.H43]" office:value-type="float" office:value="0.7084" calcext:value-type="float">
            <text:p>0,7084</text:p>
          </table:table-cell>
          <table:table-cell table:formula="of:=[.B43]*[.I43]" office:value-type="float" office:value="0.7084" calcext:value-type="float">
            <text:p>0,7084</text:p>
          </table:table-cell>
          <table:table-cell table:formula="of:=[.B43]*[.J43]" office:value-type="float" office:value="0.7084" calcext:value-type="float">
            <text:p>0,708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AX-M8C</text:p>
          </table:table-cell>
          <table:table-cell office:value-type="string" calcext:value-type="string">
            <text:p>RF_GPS:MAX-M8C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.73" calcext:value-type="float">
            <text:p>15,73</text:p>
          </table:table-cell>
          <table:table-cell table:number-columns-repeated="2" office:value-type="float" office:value="10.32" calcext:value-type="float">
            <text:p>10,32</text:p>
          </table:table-cell>
          <table:table-cell table:formula="of:=[.B44]*[.G44]" office:value-type="float" office:value="21" calcext:value-type="float">
            <text:p>21</text:p>
          </table:table-cell>
          <table:table-cell table:formula="of:=[.B44]*[.H44]" office:value-type="float" office:value="15.73" calcext:value-type="float">
            <text:p>15,73</text:p>
          </table:table-cell>
          <table:table-cell table:formula="of:=[.B44]*[.I44]" office:value-type="float" office:value="10.32" calcext:value-type="float">
            <text:p>10,32</text:p>
          </table:table-cell>
          <table:table-cell table:formula="of:=[.B44]*[.J44]" office:value-type="float" office:value="10.32" calcext:value-type="float">
            <text:p>10,3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Amplifier_Operational:LM324</text:p>
          </table:table-cell>
          <table:table-cell office:value-type="string" calcext:value-type="string">
            <text:p>C71035</text:p>
          </table:table-cell>
          <table:table-cell office:value-type="float" office:value="0.1235" calcext:value-type="float">
            <text:p>0,1235</text:p>
          </table:table-cell>
          <table:table-cell office:value-type="float" office:value="0.0971" calcext:value-type="float">
            <text:p>0,0971</text:p>
          </table:table-cell>
          <table:table-cell office:value-type="float" office:value="0.0728" calcext:value-type="float">
            <text:p>0,0728</text:p>
          </table:table-cell>
          <table:table-cell office:value-type="float" office:value="0.0696" calcext:value-type="float">
            <text:p>0,0696</text:p>
          </table:table-cell>
          <table:table-cell table:formula="of:=[.B45]*[.G45]" office:value-type="float" office:value="0.247" calcext:value-type="float">
            <text:p>0,247</text:p>
          </table:table-cell>
          <table:table-cell table:formula="of:=[.B45]*[.H45]" office:value-type="float" office:value="0.1942" calcext:value-type="float">
            <text:p>0,1942</text:p>
          </table:table-cell>
          <table:table-cell table:formula="of:=[.B45]*[.I45]" office:value-type="float" office:value="0.1456" calcext:value-type="float">
            <text:p>0,1456</text:p>
          </table:table-cell>
          <table:table-cell table:formula="of:=[.B45]*[.J45]" office:value-type="float" office:value="0.1392" calcext:value-type="float">
            <text:p>0,139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Device:Crystal_GND24_Small</text:p>
          </table:table-cell>
          <table:table-cell office:value-type="string" calcext:value-type="string">
            <text:p>C280090</text:p>
          </table:table-cell>
          <table:table-cell office:value-type="float" office:value="0.772" calcext:value-type="float">
            <text:p>0,772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268" calcext:value-type="float">
            <text:p>0,1268</text:p>
          </table:table-cell>
          <table:table-cell office:value-type="float" office:value="0.1002" calcext:value-type="float">
            <text:p>0,1002</text:p>
          </table:table-cell>
          <table:table-cell table:formula="of:=[.B46]*[.G46]" office:value-type="float" office:value="0.772" calcext:value-type="float">
            <text:p>0,772</text:p>
          </table:table-cell>
          <table:table-cell table:formula="of:=[.B46]*[.H46]" office:value-type="float" office:value="0.1544" calcext:value-type="float">
            <text:p>0,1544</text:p>
          </table:table-cell>
          <table:table-cell table:formula="of:=[.B46]*[.I46]" office:value-type="float" office:value="0.1268" calcext:value-type="float">
            <text:p>0,1268</text:p>
          </table:table-cell>
          <table:table-cell table:formula="of:=[.B46]*[.J46]" office:value-type="float" office:value="0.1002" calcext:value-type="float">
            <text:p>0,100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formula="of:=SUM([.K2:.K46])" office:value-type="float" office:value="40.2092" calcext:value-type="float">
            <text:p>40,2092</text:p>
          </table:table-cell>
          <table:table-cell table:formula="of:=SUM([.L2:.L46])" office:value-type="float" office:value="29.7959" calcext:value-type="float">
            <text:p>29,7959</text:p>
          </table:table-cell>
          <table:table-cell table:formula="of:=SUM([.M2:.M46])" office:value-type="float" office:value="21.9003" calcext:value-type="float">
            <text:p>21,9003</text:p>
          </table:table-cell>
          <table:table-cell table:formula="of:=SUM([.N2:.N46])" office:value-type="float" office:value="21.2043" calcext:value-type="float">
            <text:p>21,2043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Parts</text:p>
          </table:table-cell>
          <table:table-cell table:formula="of:=[.K48]" office:value-type="float" office:value="40.2092" calcext:value-type="float">
            <text:p>40,2092</text:p>
          </table:table-cell>
          <table:table-cell table:formula="of:=[.L48]*10" office:value-type="float" office:value="297.959" calcext:value-type="float">
            <text:p>297,959</text:p>
          </table:table-cell>
          <table:table-cell table:formula="of:=[.M48]*100" office:value-type="float" office:value="2190.03" calcext:value-type="float">
            <text:p>2190,03</text:p>
          </table:table-cell>
          <table:table-cell table:formula="of:=[.N48]*1000" office:value-type="float" office:value="21204.3" calcext:value-type="float">
            <text:p>21204,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etup</text:p>
          </table:table-cell>
          <table:table-cell table:number-columns-repeated="4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tencil</text:p>
          </table:table-cell>
          <table:table-cell table:number-columns-repeated="4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a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xtended</text:p>
          </table:table-cell>
          <table:table-cell table:formula="of:=15*1.39" office:value-type="float" office:value="20.85" calcext:value-type="float">
            <text:p>20,85</text:p>
          </table:table-cell>
          <table:table-cell table:formula="of:=15*1.39" office:value-type="float" office:value="20.85" calcext:value-type="float">
            <text:p>20,85</text:p>
          </table:table-cell>
          <table:table-cell table:formula="of:=15*1.39" office:value-type="float" office:value="20.85" calcext:value-type="float">
            <text:p>20,85</text:p>
          </table:table-cell>
          <table:table-cell table:formula="of:=15*1.39" office:value-type="float" office:value="20.85" calcext:value-type="float">
            <text:p>20,85</text:p>
          </table:table-cell>
          <table:table-cell office:value-type="string" calcext:value-type="string">
            <text:p>1.39/part, 15 part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</text:p>
          </table:table-cell>
          <table:table-cell table:formula="of:=SUM([.K50:.K55])" office:value-type="float" office:value="98.0592" calcext:value-type="float">
            <text:p>98,0592</text:p>
          </table:table-cell>
          <table:table-cell table:formula="of:=SUM([.L50:.L55])" office:value-type="float" office:value="367.809" calcext:value-type="float">
            <text:p>367,809</text:p>
          </table:table-cell>
          <table:table-cell table:formula="of:=SUM([.M50:.M55])" office:value-type="float" office:value="2401.88" calcext:value-type="float">
            <text:p>2401,88</text:p>
          </table:table-cell>
          <table:table-cell table:formula="of:=SUM([.N50:.N55])" office:value-type="float" office:value="22734.15" calcext:value-type="float">
            <text:p>22734,15</text:p>
          </table:table-cell>
          <table:table-cell/>
        </table:table-row>
        <table:table-row table:style-name="ro1">
          <table:table-cell table:number-columns-repeated="9"/>
          <table:table-cell table:style-name="ce1" office:value-type="string" calcext:value-type="string">
            <text:p>Per OBS</text:p>
          </table:table-cell>
          <table:table-cell table:style-name="ce1" table:formula="of:=[.K56]/1" office:value-type="float" office:value="98.0592" calcext:value-type="float">
            <text:p>98,0592</text:p>
          </table:table-cell>
          <table:table-cell table:style-name="ce1" table:formula="of:=[.L56]/10" office:value-type="float" office:value="36.7809" calcext:value-type="float">
            <text:p>36,7809</text:p>
          </table:table-cell>
          <table:table-cell table:style-name="ce1" table:formula="of:=[.M56]/100" office:value-type="float" office:value="24.0188" calcext:value-type="float">
            <text:p>24,0188</text:p>
          </table:table-cell>
          <table:table-cell table:style-name="ce1" table:formula="of:=[.N56]/1000" office:value-type="float" office:value="22.73415" calcext:value-type="float">
            <text:p>22,7341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elf-Assembl</text:p>
          </table:table-cell>
          <table:table-cell table:formula="of:=SUM([.K50:.K53])/1" office:value-type="float" office:value="76.2092" calcext:value-type="float">
            <text:p>76,2092</text:p>
          </table:table-cell>
          <table:table-cell table:formula="of:=SUM([.L50:.L53])/10" office:value-type="float" office:value="33.6959" calcext:value-type="float">
            <text:p>33,6959</text:p>
          </table:table-cell>
          <table:table-cell table:formula="of:=SUM([.M50:.M53])/100" office:value-type="float" office:value="22.8103" calcext:value-type="float">
            <text:p>22,8103</text:p>
          </table:table-cell>
          <table:table-cell table:formula="of:=SUM([.N50:.N53])/1000" office:value-type="float" office:value="21.7133" calcext:value-type="float">
            <text:p>21,7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0T16:18:02.549277087</dc:date>
    <meta:editing-duration>PT15M5S</meta:editing-duration>
    <meta:editing-cycles>8</meta:editing-cycles>
    <meta:generator>LibreOffice/7.4.0.3$Linux_X86_64 LibreOffice_project/40$Build-3</meta:generator>
    <meta:document-statistic meta:table-count="1" meta:cell-count="589" meta:object-count="0"/>
  </office:meta>
</office:document-meta>
</file>